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1f2937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top="0in" fo:margin-bottom="0in" style:contextual-spacing="false" fo:line-height="168%" style:writing-mode="lr-tb"/>
      <style:text-properties fo:font-variant="normal" fo:text-transform="none" fo:color="#1f2937" loext:opacity="100%" style:text-line-through-style="none" style:text-line-through-type="none" style:font-name="Roboto Mono" fo:font-size="9pt" fo:font-style="normal" style:text-underline-style="none" fo:font-weight="normal" officeooo:paragraph-rsid="001658c2" style:text-blinking="false" fo:background-color="#ffffff"/>
    </style:style>
    <style:style style:name="P3" style:family="paragraph" style:parent-style-name="Standard">
      <style:text-properties fo:font-variant="normal" fo:text-transform="none" fo:color="#1f2937" loext:opacity="100%" style:text-line-through-style="none" style:text-line-through-type="none" style:font-name="Roboto Mono" fo:font-size="9pt" fo:font-style="normal" style:text-underline-style="none" fo:font-weight="normal" style:text-blinking="false" fo:background-color="#ffffff"/>
    </style:style>
    <style:style style:name="T1" style:family="text">
      <style:text-properties officeooo:rsid="001658c2"/>
    </style:style>
    <style:style style:name="T2" style:family="text">
      <style:text-properties officeooo:rsid="00182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it clone "ssh://admin@localhost:29418/test_ksr" &amp;&amp; (cd "test_ksr" &amp;&amp; mkdir -p `git rev-parse --git-dir`/hooks/ &amp;&amp; curl -Lo `git rev-parse --git-dir`/hooks/commit-msg http://localhost:8080/tools/hooks/commit-msg &amp;&amp; chmod +x `git rev-parse –git-dir`/hooks/commit-msg)</text:p>
      <text:p text:style-name="Standard"/>
      <text:p text:style-name="Standard">git clone "ssh:<text:a xlink:type="simple" xlink:href="mailto://admin@localhost" text:style-name="Internet_20_link" text:visited-style-name="Visited_20_Internet_20_Link">//admin@localhost</text:a>:29418/test_ksr"</text:p>
      <text:p text:style-name="Standard"/>
      <text:p text:style-name="Standard"/>
      <text:p text:style-name="Standard"><text:bookmark text:name="docs-internal-guid-a7e9dc0b-7fff-a021-f40c-52bc5f599a48"/></text:p>
      <text:p text:style-name="P2">git config --global user.email "<text:span text:style-name="T1">sriram</text:span>@<text:span text:style-name="T1">ltts</text:span>.com"</text:p>
      <text:p text:style-name="P1">git config --global user.name "<text:span text:style-name="T1">sriram</text:span>"</text:p>
      <text:p text:style-name="P1"/>
      <text:p text:style-name="P3"/>
      <text:p text:style-name="P3"><text:span text:style-name="T2">s</text:span>udo docker run -p 808<text:span text:style-name="T2">5</text:span>:8080 jenkins/jenkins:lts</text:p>
      <text:p text:style-name="Standard"/>
      <text:p text:style-name="Standard"/>
      <text:p text:style-name="Standard"/>
      <text:p text:style-name="Standard">7bb835b139d349e7ac1d174a4443d9d4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1:22:55.670987811</meta:creation-date>
    <meta:editing-duration>PT40S</meta:editing-duration>
    <meta:editing-cycles>2</meta:editing-cycles>
    <meta:generator>LibreOffice/7.3.7.2$Linux_X86_64 LibreOffice_project/30$Build-2</meta:generator>
    <dc:date>2024-01-07T21:23:31.381541996</dc:date>
    <meta:document-statistic meta:table-count="0" meta:image-count="0" meta:object-count="0" meta:page-count="1" meta:paragraph-count="6" meta:word-count="49" meta:character-count="480" meta:non-whitespace-character-count="441"/>
  </office:meta>
</office:document-meta>
</file>